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Backro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88">
            <text:p>58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950.216897522097">
            <text:p>$950,22</text:p>
          </table:table-cell>
          <table:table-cell table:style-name="ce5" table:formula="of:=[.F2]-[.B3]/[.B4]" office:value-type="currency" office:currency="USD" office:value="950.216897522097">
            <text:p>$950,22</text:p>
          </table:table-cell>
          <table:table-cell table:style-name="ce15" table:formula="of:=[.G2]/1.1" office:value-type="currency" office:currency="EUR" office:value="863.833543201906">
            <text:p>863,8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761.565304063557">
            <text:p>$761,57</text:p>
          </table:table-cell>
          <table:table-cell table:style-name="ce7" table:formula="of:=[.F3]-[.B3]/[.B4]" office:value-type="currency" office:currency="USD" office:value="761.565304063557">
            <text:p>$761,57</text:p>
          </table:table-cell>
          <table:table-cell table:style-name="ce16" table:formula="of:=[.G3]/1.1" office:value-type="currency" office:currency="EUR" office:value="692.332094603234">
            <text:p>692,3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67.66683036159">
            <text:p>667,6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51">
            <text:p>0,15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37.254757275979">
            <text:p>$437,25</text:p>
          </table:table-cell>
          <table:table-cell table:style-name="ce14" table:formula="of:=[.F4]-[.B3]/[.B4]" office:value-type="currency" office:currency="USD" office:value="437.254757275979">
            <text:p>$437,25</text:p>
          </table:table-cell>
          <table:table-cell table:style-name="ce17" table:formula="of:=[.G4]/1.1" office:value-type="currency" office:currency="EUR" office:value="397.504324796344">
            <text:p>397,5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9.8">
            <text:p>$39,8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S&amp;P 3400</text:p>
          </table:table-cell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9.9">
            <text:p>$19,90</text:p>
          </table:table-cell>
          <table:table-cell table:style-name="ce5"/>
          <table:table-cell table:style-name="ce5" table:formula="of:=[.B8]/(1+[.D2])^(1/4)" office:value-type="currency" office:currency="USD" office:value="19.5662289935228">
            <text:p>$19,57</text:p>
          </table:table-cell>
          <table:table-cell table:style-name="ce7" table:formula="of:=[.B5]/2" office:value-type="currency" office:currency="USD" office:value="19.9">
            <text:p>$19,90</text:p>
          </table:table-cell>
          <table:table-cell table:style-name="ce7"/>
          <table:table-cell table:style-name="ce7" table:formula="of:=[.E8]/(1+[.D3])^(1/4)" office:value-type="currency" office:currency="USD" office:value="19.498250332047">
            <text:p>$19,50</text:p>
          </table:table-cell>
          <table:table-cell table:style-name="ce8" table:formula="of:=[.B5]/2" office:value-type="currency" office:currency="USD" office:value="19.9">
            <text:p>$19,90</text:p>
          </table:table-cell>
          <table:table-cell table:style-name="ce8"/>
          <table:table-cell table:style-name="ce8" table:formula="of:=[.H8]/(1+[.D4])^(1/4)" office:value-type="currency" office:currency="USD" office:value="19.4314363845586">
            <text:p>$19,4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9.004">
            <text:p>$39,00</text:p>
          </table:table-cell>
          <table:table-cell office:value-type="percentage" office:value="-0.02">
            <text:p>-2,00%</text:p>
          </table:table-cell>
          <table:table-cell table:formula="of:=[.B9]/(1+[.$D$2])^[.A9]" office:value-type="currency" office:currency="USD" office:value="36.4523364485981">
            <text:p>$36,45</text:p>
          </table:table-cell>
          <table:table-cell table:formula="of:=[.B5]*(1+[.F9])" office:value-type="currency" office:currency="USD" office:value="38.208">
            <text:p>$38,21</text:p>
          </table:table-cell>
          <table:table-cell office:value-type="percentage" office:value="-0.04">
            <text:p>-4,00%</text:p>
          </table:table-cell>
          <table:table-cell table:formula="of:=[.E9]/(1+[.$D$3])^[.A9]" office:value-type="currency" office:currency="USD" office:value="35.2147465437788">
            <text:p>$35,21</text:p>
          </table:table-cell>
          <table:table-cell table:formula="of:=[.B5]*(1+[.I9])" office:value-type="currency" office:currency="USD" office:value="31.84">
            <text:p>$31,84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28.9454545454545">
            <text:p>$28,9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4.07452">
            <text:p>$44,07</text:p>
          </table:table-cell>
          <table:table-cell office:value-type="percentage" office:value="0.13">
            <text:p>13,00%</text:p>
          </table:table-cell>
          <table:table-cell table:formula="of:=[.B10]/(1+[.$D$2])^[.A10]" office:value-type="currency" office:currency="USD" office:value="38.4963926980522">
            <text:p>$38,50</text:p>
          </table:table-cell>
          <table:table-cell table:formula="of:=[.E9]*(1+[.F10])" office:value-type="currency" office:currency="USD" office:value="42.41088">
            <text:p>$42,41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36.0261462337276">
            <text:p>$36,03</text:p>
          </table:table-cell>
          <table:table-cell table:formula="of:=[.H9]*(1+[.I10])" office:value-type="currency" office:currency="USD" office:value="34.0688">
            <text:p>$34,07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28.1560330578512">
            <text:p>$28,1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9.8042076">
            <text:p>$49,80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40.6550689241112">
            <text:p>$40,66</text:p>
          </table:table-cell>
          <table:table-cell table:formula="of:=[.E10]*(1+[.F11])" office:value-type="currency" office:currency="USD" office:value="46.651968">
            <text:p>$46,65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36.5242035549312">
            <text:p>$36,52</text:p>
          </table:table-cell>
          <table:table-cell table:formula="of:=[.H10]*(1+[.I11])" office:value-type="currency" office:currency="USD" office:value="35.090864">
            <text:p>$35,09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26.3642854996243">
            <text:p>$26,3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2.792460056">
            <text:p>$52,79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40.2751150089326">
            <text:p>$40,28</text:p>
          </table:table-cell>
          <table:table-cell table:formula="of:=[.E11]*(1+[.F12])" office:value-type="currency" office:currency="USD" office:value="48.9845664">
            <text:p>$48,98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35.346003440256">
            <text:p>$35,35</text:p>
          </table:table-cell>
          <table:table-cell table:formula="of:=[.H11]*(1+[.I12])" office:value-type="currency" office:currency="USD" office:value="35.79268128">
            <text:p>$35,79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24.4468829178335">
            <text:p>$24,4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5.96000765936">
            <text:p>$55,96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39.8987120649239">
            <text:p>$39,90</text:p>
          </table:table-cell>
          <table:table-cell table:formula="of:=[.E12]*(1+[.F13])" office:value-type="currency" office:currency="USD" office:value="51.43379472">
            <text:p>$51,43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34.2058097808929">
            <text:p>$34,21</text:p>
          </table:table-cell>
          <table:table-cell table:formula="of:=[.H12]*(1+[.I13])" office:value-type="currency" office:currency="USD" office:value="36.5085349056">
            <text:p>$36,51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2.6689277965365">
            <text:p>$22,6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9.3176081189216">
            <text:p>$59,32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39.5258269054386">
            <text:p>$39,53</text:p>
          </table:table-cell>
          <table:table-cell table:formula="of:=[.E13]*(1+[.F14])" office:value-type="currency" office:currency="USD" office:value="54.005484456">
            <text:p>$54,01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33.1023965621545">
            <text:p>$33,10</text:p>
          </table:table-cell>
          <table:table-cell table:formula="of:=[.H13]*(1+[.I14])" office:value-type="currency" office:currency="USD" office:value="36.5085349056">
            <text:p>$36,5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0.6081161786695">
            <text:p>$20,6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2.8766646060569">
            <text:p>$62,8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39.1564266539859">
            <text:p>$39,16</text:p>
          </table:table-cell>
          <table:table-cell table:formula="of:=[.E14]*(1+[.F15])" office:value-type="currency" office:currency="USD" office:value="56.7057586788">
            <text:p>$56,71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32.034577318214">
            <text:p>$32,03</text:p>
          </table:table-cell>
          <table:table-cell table:formula="of:=[.H14]*(1+[.I15])" office:value-type="currency" office:currency="USD" office:value="36.5085349056">
            <text:p>$36,5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8.7346510715178">
            <text:p>$18,7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6.6492644824203">
            <text:p>$66,65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38.7904787413318">
            <text:p>$38,79</text:p>
          </table:table-cell>
          <table:table-cell table:formula="of:=[.E15]*(1+[.F16])" office:value-type="currency" office:currency="USD" office:value="59.54104661274">
            <text:p>$59,54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31.0012038563361">
            <text:p>$31,00</text:p>
          </table:table-cell>
          <table:table-cell table:formula="of:=[.H15]*(1+[.I16])" office:value-type="currency" office:currency="USD" office:value="36.5085349056">
            <text:p>$36,5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7.0315009741071">
            <text:p>$17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70.6482203513655">
            <text:p>$70,65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38.4279509026278">
            <text:p>$38,43</text:p>
          </table:table-cell>
          <table:table-cell table:formula="of:=[.E16]*(1+[.F17])" office:value-type="currency" office:currency="USD" office:value="62.518098943377">
            <text:p>$62,52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30.0011650222608">
            <text:p>$30,00</text:p>
          </table:table-cell>
          <table:table-cell table:formula="of:=[.H16]*(1+[.I17])" office:value-type="currency" office:currency="USD" office:value="36.5085349056">
            <text:p>$36,5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5.4831827037337">
            <text:p>$15,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3.4741491654201">
            <text:p>$73,4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7.350531718442">
            <text:p>$37,35</text:p>
          </table:table-cell>
          <table:table-cell table:formula="of:=[.E17]*(1+[.F18])" office:value-type="currency" office:currency="USD" office:value="64.3936419116783">
            <text:p>$64,39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8.4803686386439">
            <text:p>$28,48</text:p>
          </table:table-cell>
          <table:table-cell table:formula="of:=[.H17]*(1+[.I18])" office:value-type="currency" office:currency="USD" office:value="36.5085349056">
            <text:p>$36,5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4.0756206397579">
            <text:p>$14,0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08.595069059967">
            <text:p>$408,60</text:p>
          </table:table-cell>
          <table:table-cell/>
          <table:table-cell table:style-name="ce7"/>
          <table:table-cell table:formula="of:=SUM([.G8:.G18])" office:value-type="currency" office:currency="USD" office:value="351.434871283243">
            <text:p>$351,43</text:p>
          </table:table-cell>
          <table:table-cell/>
          <table:table-cell table:style-name="ce8"/>
          <table:table-cell table:formula="of:=SUM([.J8:.J18])" office:value-type="currency" office:currency="USD" office:value="235.946091769645">
            <text:p>$235,9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02.1122374813">
            <text:p>$1.102,11</text:p>
          </table:table-cell>
          <table:table-cell table:style-name="ce5"/>
          <table:table-cell table:formula="of:=[.B20]/(1+[.D2])^([.A18]+1/2)" office:value-type="currency" office:currency="USD" office:value="541.621828462129">
            <text:p>$541,62</text:p>
          </table:table-cell>
          <table:table-cell table:formula="of:=[.E18]*[.D5]" office:value-type="currency" office:currency="USD" office:value="965.904628675175">
            <text:p>$965,90</text:p>
          </table:table-cell>
          <table:table-cell table:style-name="ce7"/>
          <table:table-cell table:formula="of:=[.E20]/(1+[.D3])^([.A18]+1/2)" office:value-type="currency" office:currency="USD" office:value="410.130432780314">
            <text:p>$410,13</text:p>
          </table:table-cell>
          <table:table-cell table:formula="of:=[.H18]*[.D5]" office:value-type="currency" office:currency="USD" office:value="547.628023584">
            <text:p>$547,63</text:p>
          </table:table-cell>
          <table:table-cell table:style-name="ce8"/>
          <table:table-cell table:formula="of:=[.H20]/(1+[.D4])^([.A18]+1/2)" office:value-type="currency" office:currency="USD" office:value="201.308665506334">
            <text:p>$201,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.06.2022</text:date>, <text:time>19:0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1T19:04:39.32</dc:date>
    <dc:creator>aaa </dc:creator>
    <meta:editing-duration>P3DT7H46M32S</meta:editing-duration>
    <meta:editing-cycles>53</meta:editing-cycles>
    <meta:generator>OpenOffice/4.1.5$Win32 OpenOffice.org_project/415m1$Build-9789</meta:generator>
    <meta:document-statistic meta:table-count="5" meta:cell-count="692" meta:object-count="0"/>
  </office:meta>
</office:document-meta>
</file>